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87358" officeooo:paragraph-rsid="00087358"/>
    </style:style>
    <style:style style:name="P2" style:family="paragraph" style:parent-style-name="Standard">
      <style:text-properties fo:font-weight="bold" officeooo:rsid="000a17b5" officeooo:paragraph-rsid="000a17b5" style:font-weight-asian="bold" style:font-weight-complex="bold"/>
    </style:style>
    <style:style style:name="P3" style:family="paragraph" style:parent-style-name="Standard">
      <style:text-properties fo:font-weight="bold" officeooo:rsid="000a17b5" officeooo:paragraph-rsid="000a522b" style:font-weight-asian="bold" style:font-weight-complex="bold"/>
    </style:style>
    <style:style style:name="P4" style:family="paragraph" style:parent-style-name="Standard">
      <style:text-properties fo:font-weight="bold" officeooo:rsid="000a824d" officeooo:paragraph-rsid="000a824d" style:font-weight-asian="bold" style:font-weight-complex="bold"/>
    </style:style>
    <style:style style:name="P5" style:family="paragraph" style:parent-style-name="Standard">
      <style:text-properties fo:font-weight="bold" officeooo:rsid="000a824d" officeooo:paragraph-rsid="000b8f9e" style:font-weight-asian="bold" style:font-weight-complex="bold"/>
    </style:style>
    <style:style style:name="P6" style:family="paragraph" style:parent-style-name="Standard">
      <style:text-properties fo:font-weight="bold" officeooo:rsid="000a824d" officeooo:paragraph-rsid="000cbe6d" style:font-weight-asian="bold" style:font-weight-complex="bold"/>
    </style:style>
    <style:style style:name="P7" style:family="paragraph" style:parent-style-name="Standard">
      <style:text-properties fo:font-weight="normal" officeooo:rsid="000a17b5" officeooo:paragraph-rsid="000a17b5" style:font-weight-asian="normal" style:font-weight-complex="normal"/>
    </style:style>
    <style:style style:name="P8" style:family="paragraph" style:parent-style-name="Standard">
      <style:text-properties fo:font-weight="normal" officeooo:rsid="000a522b" officeooo:paragraph-rsid="000a522b" style:font-weight-asian="normal" style:font-weight-complex="normal"/>
    </style:style>
    <style:style style:name="P9" style:family="paragraph" style:parent-style-name="Standard">
      <style:text-properties fo:font-weight="normal" officeooo:rsid="000a824d" officeooo:paragraph-rsid="000a824d" style:font-weight-asian="normal" style:font-weight-complex="normal"/>
    </style:style>
    <style:style style:name="P10" style:family="paragraph" style:parent-style-name="Standard">
      <style:text-properties fo:font-weight="normal" officeooo:rsid="000a824d" officeooo:paragraph-rsid="000b8f9e" style:font-weight-asian="normal" style:font-weight-complex="normal"/>
    </style:style>
    <style:style style:name="P11" style:family="paragraph" style:parent-style-name="Standard">
      <style:text-properties fo:font-weight="normal" officeooo:rsid="000b8f9e" officeooo:paragraph-rsid="000b8f9e" style:font-weight-asian="normal" style:font-weight-complex="normal"/>
    </style:style>
    <style:style style:name="P12" style:family="paragraph" style:parent-style-name="Standard">
      <style:text-properties fo:font-weight="normal" officeooo:rsid="000cbe6d" officeooo:paragraph-rsid="000cbe6d" style:font-weight-asian="normal" style:font-weight-complex="normal"/>
    </style:style>
    <style:style style:name="T1" style:family="text">
      <style:text-properties officeooo:rsid="000a522b"/>
    </style:style>
    <style:style style:name="T2" style:family="text">
      <style:text-properties officeooo:rsid="000ab1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8f9e" style:font-weight-asian="bold" style:font-weight-complex="bold"/>
    </style:style>
    <style:style style:name="T5" style:family="text">
      <style:text-properties officeooo:rsid="000b8f9e"/>
    </style:style>
    <style:style style:name="T6" style:family="text">
      <style:text-properties officeooo:rsid="000cbe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4 (ACCESO A BDDD)</text:p>
      <text:p text:style-name="P1"/>
      <text:p text:style-name="P2">--objetivos</text:p>
      <text:p text:style-name="P7">usar un SGBBDD (sqlite3 mediante C#)</text:p>
      <text:p text:style-name="P7">modelo de capas y el acceso a la BBDD, entidades de negocio y componentes de acceso a datos</text:p>
      <text:p text:style-name="P7"/>
      <text:p text:style-name="P2">--sqlite3</text:p>
      <text:p text:style-name="P7">biblioteca de sotfware que implementa un motor de BBDD relacional (SQL)</text:p>
      <text:p text:style-name="P7">selft-contained, serverless, zero-configuration, transactional</text:p>
      <text:p text:style-name="P7"/>
      <text:p text:style-name="P2">--caracteristicas</text:p>
      <text:p text:style-name="P7">implementa gran parte de SQL92</text:p>
      <text:p text:style-name="P7">una bbdd se almacena en un unico fichero multiplataforma (hasta terabytes y cadenas/blobs de Gb</text:p>
      <text:p text:style-name="P7">Reducido tamaño de memoria</text:p>
      <text:p text:style-name="P7">Rapida</text:p>
      <text:p text:style-name="P7">API muy sencillo, puediendo implementar en varios lenguajes de programacion</text:p>
      <text:p text:style-name="P7">Escrita en ANSI-C tiene un unico .c</text:p>
      <text:p text:style-name="P7">Viene con aplicación en modo texto (CLI) que hace de interprete y administrador de la bbdd</text:p>
      <text:p text:style-name="P7"/>
      <text:p text:style-name="P3">--<text:span text:style-name="T1">Aplicaciones comerciales que usan sqlite</text:span></text:p>
      <text:p text:style-name="P8">adobe photoshop elements, mozilla firefox, varias aplicaiolnes de apple, opera, skype.</text:p>
      <text:p text:style-name="P8"/>
      <text:p text:style-name="P3">--<text:span text:style-name="T1">Lenguajes de programación</text:span></text:p>
      <text:p text:style-name="P8">C, C++, C#, Java,</text:p>
      <text:p text:style-name="P8">Delphi, FreePascal</text:p>
      <text:p text:style-name="P8">Python, perl</text:p>
      <text:p text:style-name="P8">php</text:p>
      <text:p text:style-name="P8"/>
      <text:p text:style-name="P3">–<text:span text:style-name="T1">Interpretre de ordenes I</text:span></text:p>
      <text:p text:style-name="P8">Sqlite utiliza un interprete llamadao sqlite3</text:p>
      <text:p text:style-name="P8">Permite ejecutar ordendes sql directamente contra una bbdd</text:p>
      <text:p text:style-name="P8">(iniciar sqlite)<text:tab/><text:tab/> sqlite3</text:p>
      <text:p text:style-name="P8">(salir)<text:tab/><text:tab/><text:tab/>.exit</text:p>
      <text:p text:style-name="P8">(ejemplo)<text:tab/><text:tab/>sqlite&gt; inser into t1 values (‘hello’, 10)</text:p>
      <text:p text:style-name="P8"/>
      <text:p text:style-name="P4">--Metadatos en sqlite</text:p>
      <text:p text:style-name="P9">metadatos = esquema de una bbdd =&gt; en sqlite almacenados en una tabla llamda sqlite_master</text:p>
      <text:p text:style-name="P9">Se puede usar como cualquier otra</text:p>
      <text:p text:style-name="P9"/>
      <text:p text:style-name="P4">--Ordenes ultiles</text:p>
      <text:p text:style-name="P9">ordenes directas =&gt; adicionales a las de sql empiezan por “.”</text:p>
      <text:p text:style-name="P9">.help .databases .mode .output .tables .indices nt </text:p>
      <text:p text:style-name="P9">.scheme &lt;nt&gt; =&gt; muestra las ordenes create table y create index que se usaron para una tabla o la bbdd</text:p>
      <text:p text:style-name="P9">.dump nt =&gt; vuelca el contenido de la bbdd de esta tabla en formato sql</text:p>
      <text:p text:style-name="P9">.read nfichero =&gt; lee y ejecuta el codidgo sql contenido en el fichero.sql</text:p>
      <text:p text:style-name="P9">.show =&gt; muestra el valor de varios ajustes</text:p>
      <text:p text:style-name="P9">.<text:span text:style-name="T2">separador carácter =&gt; cambia el separador por el campo carácter (sirve para importar contenido por ejemplo de un ficheor CSV)</text:span></text:p>
      <text:p text:style-name="P10">.<text:span text:style-name="T2">import fichero.csv nt =&gt; importa los datos del fichero csv a la tabla</text:span></text:p>
      <text:p text:style-name="P10"><text:soft-page-break/><text:span text:style-name="T2"><text:s/></text:span><text:span text:style-name="T3">--</text:span><text:span text:style-name="T4">Uso no interactivo</text:span></text:p>
      <text:p text:style-name="P11">sqlite3 puede ser invoca de distintas formas (desde –help se ven)</text:p>
      <text:p text:style-name="P11">sqlite3 puede usarser como interprete de sql desde la linea de ordenes o por serie de un arhivo</text:p>
      <text:p text:style-name="P11"/>
      <text:p text:style-name="P5">--<text:span text:style-name="T5">SqliteBrowser</text:span></text:p>
      <text:p text:style-name="P11">interfaz grafico sobre sqite, facil de usar, multiplataforma</text:p>
      <text:p text:style-name="P11"/>
      <text:p text:style-name="P6">--<text:span text:style-name="T6">Uso desde un lenguaje de programacion</text:span></text:p>
      <text:p text:style-name="P12">patron Rall en c# </text:p>
      <text:p text:style-name="P12"/>
      <text:p text:style-name="P6">--<text:span text:style-name="T6">Uso desde MonoDevelop</text:span></text:p>
      <text:p text:style-name="P12">opcion “-r” para compilar desde la linea de ordendes</text:p>
      <text:p text:style-name="P12">&lt;=&gt;</text:p>
      <text:p text:style-name="P12">añadir referencias a un proyecto en MonoDevelop</text:p>
      <text:p text:style-name="P12"/>
      <text:p text:style-name="P6">--<text:span text:style-name="T6">Arquitectura de capas (primera forma, antes de explicar la prac4)</text:span></text:p>
      <text:p text:style-name="P12">cada divsion se desarrolla y mantiene por separado</text:p>
      <text:p text:style-name="P12">1- interfaz de usuario</text:p>
      <text:p text:style-name="P12">2- logica de negocio o Entidad del Negocio (EN)</text:p>
      <text:p text:style-name="P12"><text:tab/>equivalente a Modelo de MVC</text:p>
      <text:p text:style-name="P12"><text:tab/>se aoscia con un CAD mediante la cual la EN puede modificarse/almacenarse…</text:p>
      <text:p text:style-name="P12">3- persistencia o componente de Acceso a Datos (CAD)</text:p>
      <text:p text:style-name="P12"><text:tab/>implemetancion la logica de comunicacion con la bbdd, la asociacion es bidireccional entre las <text:tab/>EN y la bbdd</text:p>
      <text:p text:style-name="P12"><text:tab/>las operaciones habituales que proporciona una CAD son lsa de crecion, lectura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2:24:17.516197838</meta:creation-date>
    <meta:generator>LibreOffice/5.2.6.2$Linux_X86_64 LibreOffice_project/20m0$Build-2</meta:generator>
    <dc:date>2017-03-23T13:24:49.561672958</dc:date>
    <meta:editing-duration>PT38M39S</meta:editing-duration>
    <meta:editing-cycles>5</meta:editing-cycles>
    <meta:document-statistic meta:table-count="0" meta:image-count="0" meta:object-count="0" meta:page-count="2" meta:paragraph-count="60" meta:word-count="467" meta:character-count="2832" meta:non-whitespace-character-count="2424"/>
  </office:meta>
</office:document-meta>
</file>